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paragraph-rsid="0017b982"/>
    </style:style>
    <style:style style:name="P2" style:family="paragraph" style:parent-style-name="Standard">
      <style:paragraph-properties fo:text-align="start" style:justify-single-word="false"/>
      <style:text-properties style:font-name="Liberation Sans" fo:font-weight="bold" officeooo:rsid="0017b982" officeooo:paragraph-rsid="0017b982" style:font-weight-asian="bold" style:font-weight-complex="bold"/>
    </style:style>
    <style:style style:name="P3" style:family="paragraph" style:parent-style-name="Standard">
      <style:paragraph-properties fo:text-align="start" style:justify-single-word="false"/>
      <style:text-properties style:font-name="Liberation Sans" fo:font-weight="bold" officeooo:rsid="001b81ec" officeooo:paragraph-rsid="001b81ec" style:font-weight-asian="bold" style:font-weight-complex="bold"/>
    </style:style>
    <style:style style:name="P4" style:family="paragraph" style:parent-style-name="Standard">
      <style:paragraph-properties fo:text-align="start" style:justify-single-word="false"/>
      <style:text-properties style:font-name="Liberation Sans" fo:font-weight="normal" officeooo:rsid="0017b982" officeooo:paragraph-rsid="0017b982" style:font-weight-asian="normal" style:font-weight-complex="normal"/>
    </style:style>
    <style:style style:name="P5" style:family="paragraph" style:parent-style-name="Standard">
      <style:paragraph-properties fo:text-align="start" style:justify-single-word="false"/>
      <style:text-properties style:font-name="Liberation Sans" fo:font-weight="normal" officeooo:rsid="00199236" officeooo:paragraph-rsid="00199236" style:font-weight-asian="normal" style:font-weight-complex="normal"/>
    </style:style>
    <style:style style:name="P6" style:family="paragraph" style:parent-style-name="Standard">
      <style:paragraph-properties fo:text-align="start" style:justify-single-word="false"/>
      <style:text-properties style:font-name="Liberation Sans" fo:font-weight="normal" officeooo:rsid="001b81ec" officeooo:paragraph-rsid="001b81ec" style:font-weight-asian="normal" style:font-weight-complex="normal"/>
    </style:style>
    <style:style style:name="P7" style:family="paragraph" style:parent-style-name="Standard">
      <style:paragraph-properties fo:text-align="start" style:justify-single-word="false"/>
      <style:text-properties style:font-name="Liberation Sans" fo:font-size="10pt" fo:font-weight="normal" officeooo:rsid="001bffe6" officeooo:paragraph-rsid="001bffe6"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Liberation Serif" fo:font-weight="normal" officeooo:rsid="001bffe6" officeooo:paragraph-rsid="001bffe6" style:font-weight-asian="normal" style:font-weight-complex="normal"/>
    </style:style>
    <style:style style:name="P9" style:family="paragraph" style:parent-style-name="Standard">
      <style:paragraph-properties fo:text-align="start" style:justify-single-word="false" fo:break-before="page"/>
      <style:text-properties style:font-name="Liberation Sans" fo:font-size="16pt" fo:font-weight="bold" officeooo:rsid="0017b982" officeooo:paragraph-rsid="0017b982" style:font-size-asian="16pt" style:font-weight-asian="bold" style:font-size-complex="16pt" style:font-weight-complex="bold"/>
    </style:style>
    <style:style style:name="P10" style:family="paragraph" style:parent-style-name="Standard">
      <style:paragraph-properties fo:text-align="start" style:justify-single-word="false" fo:break-before="page"/>
      <style:text-properties style:font-name="Liberation Sans" fo:font-size="10pt" fo:font-weight="normal" officeooo:rsid="001bffe6" officeooo:paragraph-rsid="001bffe6" style:font-size-asian="10pt" style:font-weight-asian="normal" style:font-size-complex="10pt" style:font-weight-complex="normal"/>
    </style:style>
    <style:style style:name="T1" style:family="text">
      <style:text-properties officeooo:rsid="0017b982"/>
    </style:style>
    <style:style style:name="T2" style:family="text">
      <style:text-properties style:text-position="super 58%"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illiam McDonald</text:p>
      <text:p text:style-name="P1">20418145</text:p>
      <text:p text:style-name="P1">wmcdonal</text:p>
      <text:p text:style-name="P1"/>
      <text:p text:style-name="P1"/>
      <text:p text:style-name="P1"/>
      <text:p text:style-name="P1"/>
      <text:p text:style-name="P1"/>
      <text:p text:style-name="P1"/>
      <text:p text:style-name="P1"/>
      <text:p text:style-name="P1"/>
      <text:p text:style-name="P1">CS 488 Assignment <text:span text:style-name="T1">2</text:span></text:p>
      <text:p text:style-name="P9">Manual</text:p>
      <text:p text:style-name="P2"/>
      <text:p text:style-name="P4">The view volume is set to clip first to the near and far planes, then it projects onto the near plane and clips to the remaining four planes. The function “clipLine” clips a line to a plane (which is represented as a point and a normal vector). This function is called repeatedly from paintGL.</text:p>
      <text:p text:style-name="P4"/>
      <text:p text:style-name="P4">No matrices are stored in Viewer.cpp because I store them in other classes. Instead there is a class called “Movable” to represent a movable object, such as the camera or a model. There are additional classes called “Model” to represent a model (with additional functionality to scale) and “ViewPoint” to represent the view point (camera).</text:p>
      <text:p text:style-name="P4"/>
      <text:p text:style-name="P4">The class “Movable” contains one matrix that is the total transformations applied to the object so far. An additional tranformation T is applied to this matrix M by multiplying M on the right by T. This is equivalent to “undoing” M, applying T then “reapplying” M (note that MTM<text:span text:style-name="T2">-1</text:span>M = MT).</text:p>
      <text:p text:style-name="P4"/>
      <text:p text:style-name="P4">The ViewPoint internally stores the camera matrix – how to transform the camera from the origin to where it should be. This includes a reflection and, by default, a rotation by ⲡ. The View matrix is then computed from the camera matrix by inverting it.</text:p>
      <text:p text:style-name="P4"/>
      <text:p text:style-name="P4">The two gnomons and the box are each represented as a model (3 total models). This is to easily separate scaling out from the box and box gnomon, and to provide a common interface for drawing all of them.</text:p>
      <text:p text:style-name="P4"/>
      <text:p text:style-name="P5">One face of the box is drawn in cyan, to help the viewer maintain proper perspective on it. Additionally, the box gnomon is drawn in yellow to differentiate it from the world gnomon, which is drawn in red, blue and green.</text:p>
      <text:p text:style-name="P5"/>
      <text:p text:style-name="P3">Depth Checking</text:p>
      <text:p text:style-name="P3"/>
      <text:p text:style-name="P6">No depth checking was implemented, and lines are always drawn in the same order. As such, certain lines may appear to be “in front” of others, even when they are not. The box is drawn first, then the box gnomon, then the world gnomon, so the world gnomon will always appear “closest”.</text:p>
      <text:p text:style-name="P6"/>
      <text:p text:style-name="P6">Despite this confusion, the different colours were kept because they are beneficial in identifying the different objects.</text:p>
      <text:p text:style-name="P4"/>
      <text:p text:style-name="P2">Assumptions</text:p>
      <text:p text:style-name="P2"/>
      <text:p text:style-name="P4">It is assumed that this program will be run on Ubuntu 14.04 with Qt version 5.2.1.</text:p>
      <text:p text:style-name="P10">sum is: /usr/bin/sum</text:p>
      <text:p text:style-name="P7"></text:p>
      <text:p text:style-name="P7">2015-06-02 16:51 <text:s text:c="6"/>Checksum for A2 for wmcdonal on gl11 <text:s text:c="6"/>Page 1</text:p>
      <text:p text:style-name="P7"></text:p>
      <text:p text:style-name="P7">A2:</text:p>
      <text:p text:style-name="P7">total 1996</text:p>
      <text:p text:style-name="P7"><text:s/>71800380 -rw-r--r-- 1 wmcdonal wmcdonald <text:s text:c="2"/>13880 Jun <text:s/>2 16:51 screenshot01.png</text:p>
      <text:p text:style-name="P7"><text:s/>31987201 drwxrwx--- 2 wmcdonal cs488 <text:s text:c="7"/>4096 Jun <text:s/>2 16:48 src/</text:p>
      <text:p text:style-name="P7"><text:s/>71800397 drwxrwx--- 4 wmcdonal cs488 <text:s text:c="7"/>4096 Jun <text:s/>2 16:40 ./</text:p>
      <text:p text:style-name="P7"><text:s/>71800381 -rwxr-xr-- 1 wmcdonal wmcdonald <text:s text:c="4"/>402 Jun <text:s/>2 16:40 README*</text:p>
      <text:p text:style-name="P7"><text:s/>99057873 -rw-r--r-- 1 wmcdonal wmcdonald <text:s text:c="5"/>84 Jun <text:s/>2 16:39 shader.vert</text:p>
      <text:p text:style-name="P7">124975199 -rw-r--r-- 1 wmcdonal wmcdonald <text:s text:c="4"/>118 Jun <text:s/>2 16:39 shader.frag</text:p>
      <text:p text:style-name="P7">116475613 -rwxr-xr-x 1 wmcdonal wmcdonald 1986612 Jun <text:s/>2 16:39 a2*</text:p>
      <text:p text:style-name="P7">129680451 drwxrwx--- 7 wmcdonal cs488 <text:s text:c="7"/>4096 May 20 08:40 ../</text:p>
      <text:p text:style-name="P7"><text:s/>71800398 drwxrwx--- 2 wmcdonal cs488 <text:s text:c="7"/>4096 May <text:s/>6 11:55 data/</text:p>
      <text:p text:style-name="P7"></text:p>
      <text:p text:style-name="P7">A2/src:</text:p>
      <text:p text:style-name="P7">total 180</text:p>
      <text:p text:style-name="P7"><text:s/>25703360 -rw-r--r-- 1 wmcdonal wmcdonald <text:s text:c="3"/>84 Jun <text:s/>2 16:48 shader.vert</text:p>
      <text:p text:style-name="P7"><text:s/>31987201 drwxrwx--- 2 wmcdonal cs488 <text:s text:c="5"/>4096 Jun <text:s/>2 16:48 ./</text:p>
      <text:p text:style-name="P7"><text:s/>25703359 -rw-r--r-- 1 wmcdonal wmcdonald <text:s text:c="2"/>118 Jun <text:s/>2 16:48 shader.frag</text:p>
      <text:p text:style-name="P7"><text:s/>71800397 drwxrwx--- 4 wmcdonal cs488 <text:s text:c="5"/>4096 Jun <text:s/>2 16:40 ../</text:p>
      <text:p text:style-name="P7"><text:s/>25703358 -rw-r--r-- 1 wmcdonal wmcdonald <text:s text:c="2"/>307 Jun <text:s/>2 16:39 xform.hpp</text:p>
      <text:p text:style-name="P7"><text:s/>25703357 -rw-r--r-- 1 wmcdonal wmcdonald <text:s/>1177 Jun <text:s/>2 16:39 xform.cpp</text:p>
      <text:p text:style-name="P7"><text:s/>25703356 -rw-r--r-- 1 wmcdonal wmcdonald <text:s text:c="2"/>213 Jun <text:s/>2 16:39 ViewPoint.hpp</text:p>
      <text:p text:style-name="P7"><text:s/>99057886 -rw-r--r-- 1 wmcdonal wmcdonald <text:s text:c="2"/>472 Jun <text:s/>2 16:39 ViewPoint.cpp</text:p>
      <text:p text:style-name="P7"><text:s/>99057879 -rw-r--r-- 1 wmcdonal wmcdonald <text:s/>4024 Jun <text:s/>2 16:39 Viewer.hpp</text:p>
      <text:p text:style-name="P7"><text:s/>99057874 -rw-r--r-- 1 wmcdonal wmcdonald 12340 Jun <text:s/>2 16:39 Viewer.cpp</text:p>
      <text:p text:style-name="P7">124975198 -rw-r--r-- 1 wmcdonal wmcdonald <text:s text:c="2"/>335 Jun <text:s/>2 16:39 Movable.hpp</text:p>
      <text:p text:style-name="P7">124975197 -rw-r--r-- 1 wmcdonal wmcdonald <text:s text:c="2"/>825 Jun <text:s/>2 16:39 Movable.cpp</text:p>
      <text:p text:style-name="P7">124975196 -rw-r--r-- 1 wmcdonal wmcdonald <text:s text:c="2"/>508 Jun <text:s/>2 16:39 Model.hpp</text:p>
      <text:p text:style-name="P7">116475621 -rw-r--r-- 1 wmcdonal wmcdonald <text:s text:c="2"/>563 Jun <text:s/>2 16:39 Model.cpp</text:p>
      <text:p text:style-name="P7">116475620 -rw-r--r-- 1 wmcdonal wmcdonald 75544 Jun <text:s/>2 16:39 Makefile</text:p>
      <text:p text:style-name="P7">116475619 -rw-r--r-- 1 wmcdonal wmcdonald <text:s text:c="2"/>549 Jun <text:s/>2 16:39 main.cpp</text:p>
      <text:p text:style-name="P7">116475618 -rw-r--r-- 1 wmcdonal wmcdonald <text:s text:c="2"/>973 Jun <text:s/>2 16:39 AppWindow.hpp</text:p>
      <text:p text:style-name="P7">116475617 -rw-r--r-- 1 wmcdonal wmcdonald <text:s/>3745 Jun <text:s/>2 16:39 AppWindow.cpp</text:p>
      <text:p text:style-name="P7">116475616 -rw-r--r-- 1 wmcdonal wmcdonald 10113 Jun <text:s/>2 16:39 algebra.hpp</text:p>
      <text:p text:style-name="P7">116475615 -rw-r--r-- 1 wmcdonal wmcdonald <text:s/>3346 Jun <text:s/>2 16:39 algebra.cpp</text:p>
      <text:p text:style-name="P7">116475614 -rw-r--r-- 1 wmcdonal wmcdonald <text:s text:c="2"/>540 Jun <text:s/>2 16:39 a2.pro</text:p>
      <text:p text:style-name="P7"></text:p>
      <text:p text:style-name="P7">A2/data:</text:p>
      <text:p text:style-name="P7">total 8</text:p>
      <text:p text:style-name="P7">71800397 drwxrwx--- 4 wmcdonal cs488 4096 Jun <text:s/>2 16:40 ../</text:p>
      <text:p text:style-name="P7">71800398 drwxrwx--- 2 wmcdonal cs488 4096 May <text:s/>6 11:55 ./</text:p>
      <text:p text:style-name="P7"></text:p>
      <text:p text:style-name="P7">A2 <text:s text:c="37"/></text:p>
      <text:p text:style-name="P7">A2/a2 <text:s text:c="34"/>42280 <text:s/>1941</text:p>
      <text:p text:style-name="P7">A2/data <text:s text:c="32"/></text:p>
      <text:p text:style-name="P7">A2/README <text:s text:c="30"/>19105 <text:s text:c="4"/>1</text:p>
      <text:p text:style-name="P7">A2/screenshot01.png <text:s text:c="20"/>28680 <text:s text:c="3"/>14</text:p>
      <text:p text:style-name="P7">A2/shader.frag <text:s text:c="25"/>23161 <text:s text:c="4"/>1</text:p>
      <text:p text:style-name="P7">A2/shader.vert <text:s text:c="25"/>10278 <text:s text:c="4"/>1</text:p>
      <text:p text:style-name="P7">A2/src <text:s text:c="33"/></text:p>
      <text:p text:style-name="P7">A2/src/a2.pro <text:s text:c="26"/>50085 <text:s text:c="4"/>1</text:p>
      <text:p text:style-name="P7">A2/src/algebra.cpp <text:s text:c="21"/>53552 <text:s text:c="4"/>4</text:p>
      <text:p text:style-name="P7">A2/src/algebra.hpp <text:s text:c="21"/>55500 <text:s text:c="3"/>10</text:p>
      <text:p text:style-name="P7">A2/src/AppWindow.cpp <text:s text:c="19"/>36382 <text:s text:c="4"/>4</text:p>
      <text:p text:style-name="P7">A2/src/AppWindow.hpp <text:s text:c="19"/>29667 <text:s text:c="4"/>1</text:p>
      <text:p text:style-name="P7">A2/src/main.cpp <text:s text:c="24"/>41289 <text:s text:c="4"/>1</text:p>
      <text:p text:style-name="P7">A2/src/Makefile <text:s text:c="24"/>33390 <text:s text:c="3"/>74</text:p>
      <text:p text:style-name="P7"></text:p>
      <text:p text:style-name="P7"/>
      <text:p text:style-name="P7"/>
      <text:p text:style-name="P7"><text:soft-page-break/>2015-06-02 16:51 <text:s text:c="6"/>Checksum for A2 for wmcdonal on gl11 <text:s text:c="6"/>Page 2</text:p>
      <text:p text:style-name="P7"></text:p>
      <text:p text:style-name="P7">A2/src/Model.cpp <text:s text:c="23"/>03052 <text:s text:c="4"/>1</text:p>
      <text:p text:style-name="P7">A2/src/Model.hpp <text:s text:c="23"/>37247 <text:s text:c="4"/>1</text:p>
      <text:p text:style-name="P7">A2/src/Movable.cpp <text:s text:c="21"/>45835 <text:s text:c="4"/>1</text:p>
      <text:p text:style-name="P7">A2/src/Movable.hpp <text:s text:c="21"/>50411 <text:s text:c="4"/>1</text:p>
      <text:p text:style-name="P7">A2/src/shader.frag <text:s text:c="21"/>23161 <text:s text:c="4"/>1</text:p>
      <text:p text:style-name="P7">A2/src/shader.vert <text:s text:c="21"/>10278 <text:s text:c="4"/>1</text:p>
      <text:p text:style-name="P7">A2/src/Viewer.cpp <text:s text:c="22"/>15511 <text:s text:c="3"/>13</text:p>
      <text:p text:style-name="P7">A2/src/Viewer.hpp <text:s text:c="22"/>62677 <text:s text:c="4"/>4</text:p>
      <text:p text:style-name="P7">A2/src/ViewPoint.cpp <text:s text:c="19"/>07135 <text:s text:c="4"/>1</text:p>
      <text:p text:style-name="P7">A2/src/ViewPoint.hpp <text:s text:c="19"/>34724 <text:s text:c="4"/>1</text:p>
      <text:p text:style-name="P7">A2/src/xform.cpp <text:s text:c="23"/>62304 <text:s text:c="4"/>2</text:p>
      <text:p text:style-name="P7">A2/src/xform.hpp <text:s text:c="23"/>18932 <text:s text:c="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6:06:35.976381614</meta:creation-date>
    <dc:date>2015-06-02T16:54:19.262174431</dc:date>
    <meta:editing-duration>PT32M26S</meta:editing-duration>
    <meta:editing-cycles>3</meta:editing-cycles>
    <meta:generator>LibreOffice/4.2.8.2$Linux_X86_64 LibreOffice_project/420m0$Build-2</meta:generator>
    <meta:document-statistic meta:table-count="0" meta:image-count="0" meta:object-count="0" meta:page-count="4" meta:paragraph-count="91" meta:word-count="832" meta:character-count="6021" meta:non-whitespace-character-count="4324"/>
  </office:meta>
</office:document-meta>
</file>